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IVERABLES</text:span></text:p>
      <text:p text:style-name="P1"><text:span text:style-name="T2">DOCUMENTO DI SPECIFICHE:</text:span></text:p>
      <text:p text:style-name="P1"><text:span text:style-name="T2">Use Cases:<text:s/></text:span><text:a xlink:href="https://drive.google.com/file/d/1nhR8du8ILRy30EUGOLSXvOLrwlEOIoNZ/view?usp=drive_link"><text:span text:style-name="T3">https://drive.google.com/file/d/1nhR8du8ILRy30EUGOLSXvOLrwlEOIoNZ/view?usp=drive_link</text:span></text:a><text:span text:style-name="T4"/></text:p>
      <text:p text:style-name="P1"><text:span text:style-name="T4">Descrizione tabellare Use Cases:<text:s/></text:span><text:a xlink:href="https://docs.google.com/document/d/1b45OrnzO_7VRoKZ0uSF1q4HN6eiN5xrRRY__4m8T49k/edit"><text:span text:style-name="T5">https://docs.google.com/document/d/1b45OrnzO_7VRoKZ0uSF1q4HN6eiN5xrRRY__4m8T49k/edit</text:span></text:a><text:span text:style-name="T6"/></text:p>
      <text:p text:style-name="P1"><text:span text:style-name="T6">DOCUMENTO DI DESIGN:</text:span></text:p>
      <text:p text:style-name="P1"><text:span text:style-name="T6">Domain Model:<text:s/></text:span><text:a xlink:href="https://drive.google.com/file/d/1TS9gA6ky6QvsDW4HNJqyhyhXeFeoTar3/view?usp=drive_link"><text:span text:style-name="T7">https://drive.google.com/file/d/1TS9gA6ky6QvsDW4HNJqyhyhXeFeoTar3/view?usp=drive_link</text:span></text:a><text:span text:style-name="T8"/></text:p>
      <text:p text:style-name="P1"><text:span text:style-name="T8">Design Class Model:<text:s/></text:span><text:a xlink:href="https://drive.google.com/file/d/1xwnbEnoXaVB7mYRyaa4cO1MlfYoPCBdH/view?usp=drive_link"><text:span text:style-name="T9">https://drive.google.com/file/d/1xwnbEnoXaVB7mYRyaa4cO1MlfYoPCBdH/view?usp=drive_link</text:span></text:a><text:span text:style-name="T10"/></text:p>
      <text:p text:style-name="P1"><text:span text:style-name="T10">System Sequence Diagram:<text:s/></text:span><text:a xlink:href="https://lucid.app/lucidchart/cde103b0-4319-483a-a143-8c0bba1b2b04/edit?viewport_loc=-531%2C-492%2C2846%2C1281%2C0_0&amp;invitationId=inv_c867b4c5-e5e9-4fae-812c-e0cc1de143e7"><text:span text:style-name="T11">https://lucid.app/lucidchart/cde103b0-4319-483a-a143-8c0bba1b2b04/edit?viewport_loc=-531%2C-492%2C2846%2C1281%2C0_0&amp;invitationId=inv_c867b4c5-e5e9-4fae-812c-e0cc1de143e7</text:span></text:a><text:span text:style-name="T12"/></text:p>
      <text:p text:style-name="P2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